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rmal">
      <style:text-properties officeooo:paragraph-rsid="00044081"/>
    </style:style>
    <style:style style:name="P2" style:family="paragraph" style:parent-style-name="Normal">
      <style:text-properties officeooo:paragraph-rsid="00021ab4"/>
    </style:style>
    <style:style style:name="P3" style:family="paragraph" style:parent-style-name="Normal">
      <style:text-properties officeooo:paragraph-rsid="001c60bf"/>
    </style:style>
    <style:style style:name="P4" style:family="paragraph" style:parent-style-name="Normal">
      <style:text-properties officeooo:rsid="00206f30" officeooo:paragraph-rsid="0006211b"/>
    </style:style>
    <style:style style:name="P5" style:family="paragraph" style:parent-style-name="Normal">
      <style:text-properties fo:language="fr" fo:country="FR" fo:font-weight="bold" officeooo:paragraph-rsid="001c60bf" style:font-weight-asian="bold" style:font-weight-complex="bold"/>
    </style:style>
    <style:style style:name="P6" style:family="paragraph" style:parent-style-name="Normal">
      <style:text-properties fo:language="fr" fo:country="FR" officeooo:paragraph-rsid="001c60bf"/>
    </style:style>
    <style:style style:name="P7" style:family="paragraph" style:parent-style-name="Normal">
      <style:text-properties fo:language="fr" fo:country="FR" officeooo:paragraph-rsid="0003f59f"/>
    </style:style>
    <style:style style:name="P8" style:family="paragraph" style:parent-style-name="Normal">
      <style:text-properties fo:language="fr" fo:country="FR" officeooo:rsid="00021ab4" officeooo:paragraph-rsid="00044081"/>
    </style:style>
    <style:style style:name="P9" style:family="paragraph" style:parent-style-name="Normal">
      <style:text-properties fo:language="fr" fo:country="FR" officeooo:rsid="00021ab4" officeooo:paragraph-rsid="00087009"/>
    </style:style>
    <style:style style:name="P10" style:family="paragraph" style:parent-style-name="Normal">
      <style:text-properties fo:language="fr" fo:country="FR" officeooo:rsid="0003f59f" officeooo:paragraph-rsid="00044081"/>
    </style:style>
    <style:style style:name="P11" style:family="paragraph" style:parent-style-name="Normal">
      <style:text-properties fo:language="fr" fo:country="FR" officeooo:rsid="00206f30" officeooo:paragraph-rsid="0007d0a1"/>
    </style:style>
    <style:style style:name="P12" style:family="paragraph" style:parent-style-name="Normal">
      <style:text-properties fo:language="fr" fo:country="FR" officeooo:rsid="00206f30" officeooo:paragraph-rsid="0006211b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language="fr" fo:country="FR" fo:font-weight="bold" officeooo:paragraph-rsid="001c60bf" style:font-weight-asian="bold" style:font-weight-complex="bold"/>
    </style:style>
    <style:style style:name="P15" style:family="paragraph" style:parent-style-name="Standard">
      <style:text-properties fo:language="fr" fo:country="FR" fo:font-weight="bold" officeooo:rsid="0003f59f" officeooo:paragraph-rsid="0009670d" style:font-weight-asian="bold" style:font-weight-complex="bold"/>
    </style:style>
    <style:style style:name="P16" style:family="paragraph" style:parent-style-name="Standard">
      <style:text-properties fo:language="fr" fo:country="FR" officeooo:paragraph-rsid="0009670d"/>
    </style:style>
    <style:style style:name="P17" style:family="paragraph" style:parent-style-name="Standard">
      <style:text-properties officeooo:paragraph-rsid="0009670d"/>
    </style:style>
    <style:style style:name="P18" style:family="paragraph" style:parent-style-name="Normal">
      <style:paragraph-properties fo:margin-left="0in" fo:margin-right="0in" fo:text-indent="0in" style:auto-text-indent="false"/>
      <style:text-properties fo:language="fr" fo:country="FR" fo:font-weight="bold" officeooo:paragraph-rsid="001c60bf" style:font-weight-asian="bold" style:font-weight-complex="bold"/>
    </style:style>
    <style:style style:name="P19" style:family="paragraph" style:parent-style-name="Normal">
      <style:paragraph-properties fo:margin-left="0in" fo:margin-right="0in" fo:text-indent="0.4917in" style:auto-text-indent="false"/>
      <style:text-properties fo:language="fr" fo:country="FR" fo:font-weight="bold" officeooo:paragraph-rsid="001c60bf" style:font-weight-asian="bold" style:font-weight-complex="bold"/>
    </style:style>
    <style:style style:name="P20" style:family="paragraph" style:parent-style-name="Normal" style:master-page-name="MP0">
      <style:paragraph-properties style:page-number="auto" fo:break-before="page"/>
      <style:text-properties fo:language="fr" fo:country="FR" fo:font-weight="bold" officeooo:paragraph-rsid="001c60bf" style:font-weight-asian="bold" style:font-weight-complex="bold"/>
    </style:style>
    <style:style style:name="T1" style:family="text">
      <style:text-properties style:text-underline-style="solid" style:text-underline-width="auto" style:text-underline-color="font-color" officeooo:rsid="00087009"/>
    </style:style>
    <style:style style:name="T2" style:family="text">
      <style:text-properties style:text-underline-style="solid" style:text-underline-width="auto" style:text-underline-color="font-color" officeooo:rsid="0039fd82"/>
    </style:style>
    <style:style style:name="T3" style:family="text">
      <style:text-properties style:text-underline-style="solid" style:text-underline-width="auto" style:text-underline-color="font-color" officeooo:rsid="000f7b1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f59f" style:font-weight-asian="bold" style:font-weight-complex="bold"/>
    </style:style>
    <style:style style:name="T6" style:family="text">
      <style:text-properties fo:font-weight="bold" officeooo:rsid="0007d0a1" style:font-weight-asian="bold" style:font-weight-complex="bold"/>
    </style:style>
    <style:style style:name="T7" style:family="text">
      <style:text-properties fo:font-weight="bold" officeooo:rsid="0009670d" style:font-weight-asian="bold" style:font-weight-complex="bold"/>
    </style:style>
    <style:style style:name="T8" style:family="text">
      <style:text-properties officeooo:rsid="00087009"/>
    </style:style>
    <style:style style:name="T9" style:family="text">
      <style:text-properties officeooo:rsid="00044081"/>
    </style:style>
    <style:style style:name="T10" style:family="text">
      <style:text-properties officeooo:rsid="0006211b"/>
    </style:style>
    <style:style style:name="T11" style:family="text">
      <style:text-properties officeooo:rsid="00401f5c"/>
    </style:style>
    <style:style style:name="T12" style:family="text">
      <style:text-properties fo:font-weight="normal" officeooo:rsid="00044081" style:font-weight-asian="normal" style:font-weight-complex="normal"/>
    </style:style>
    <style:style style:name="T13" style:family="text">
      <style:text-properties fo:font-weight="normal" officeooo:rsid="00087009" style:font-weight-asian="normal" style:font-weight-complex="normal"/>
    </style:style>
    <style:style style:name="T14" style:family="text">
      <style:text-properties fo:font-weight="normal" officeooo:rsid="0008ddc7" style:font-weight-asian="normal" style:font-weight-complex="normal"/>
    </style:style>
    <style:style style:name="T15" style:family="text">
      <style:text-properties fo:font-weight="normal" officeooo:rsid="0007d0a1" style:font-weight-asian="normal" style:font-weight-complex="normal"/>
    </style:style>
    <style:style style:name="T16" style:family="text">
      <style:text-properties fo:font-weight="normal" officeooo:rsid="00401f5c" style:font-weight-asian="normal" style:font-weight-complex="normal"/>
    </style:style>
    <style:style style:name="T17" style:family="text">
      <style:text-properties fo:font-weight="normal" officeooo:rsid="0009670d" style:font-weight-asian="normal" style:font-weight-complex="normal"/>
    </style:style>
    <style:style style:name="T18" style:family="text">
      <style:text-properties fo:font-weight="normal" officeooo:rsid="005f3ea8" style:font-weight-asian="normal" style:font-weight-complex="normal"/>
    </style:style>
    <style:style style:name="T19" style:family="text">
      <style:text-properties fo:font-weight="normal" officeooo:rsid="000d3d80" style:font-weight-asian="normal" style:font-weight-complex="normal"/>
    </style:style>
    <style:style style:name="T20" style:family="text">
      <style:text-properties fo:font-weight="normal" officeooo:rsid="000bafba" style:font-weight-asian="normal" style:font-weight-complex="normal"/>
    </style:style>
    <style:style style:name="T21" style:family="text">
      <style:text-properties fo:font-weight="normal" officeooo:rsid="005c5430" style:font-weight-asian="normal" style:font-weight-complex="normal"/>
    </style:style>
    <style:style style:name="T22" style:family="text">
      <style:text-properties fo:font-weight="normal" officeooo:rsid="000f11cf" style:font-weight-asian="normal" style:font-weight-complex="normal"/>
    </style:style>
    <style:style style:name="T23" style:family="text">
      <style:text-properties fo:font-weight="normal" officeooo:rsid="0067f711" style:font-weight-asian="normal" style:font-weight-complex="normal"/>
    </style:style>
    <style:style style:name="T24" style:family="text">
      <style:text-properties fo:font-weight="normal" officeooo:rsid="0015d7b5" style:font-weight-asian="normal" style:font-weight-complex="normal"/>
    </style:style>
    <style:style style:name="T25" style:family="text">
      <style:text-properties fo:font-weight="normal" officeooo:rsid="00177847" style:font-weight-asian="normal" style:font-weight-complex="normal"/>
    </style:style>
    <style:style style:name="T26" style:family="text">
      <style:text-properties officeooo:rsid="0003f59f"/>
    </style:style>
    <style:style style:name="T27" style:family="text">
      <style:text-properties officeooo:rsid="0007d0a1"/>
    </style:style>
    <style:style style:name="T28" style:family="text">
      <style:text-properties officeooo:rsid="0009670d"/>
    </style:style>
    <style:style style:name="T29" style:family="text">
      <style:text-properties officeooo:rsid="0067f711"/>
    </style:style>
    <style:style style:name="T30" style:family="text">
      <style:text-properties officeooo:rsid="0015d7b5"/>
    </style:style>
    <style:style style:name="T31" style:family="text">
      <style:text-properties fo:language="fr" fo:country="FR"/>
    </style:style>
    <style:style style:name="T32" style:family="text">
      <style:text-properties fo:language="fr" fo:country="FR" officeooo:rsid="00087009"/>
    </style:style>
    <style:style style:name="T33" style:family="text">
      <style:text-properties fo:language="fr" fo:country="FR" fo:font-weight="bold" style:font-weight-asian="bold" style:font-weight-complex="bold"/>
    </style:style>
    <style:style style:name="T34" style:family="text">
      <style:text-properties fo:language="fr" fo:country="FR" fo:font-weight="bold" officeooo:rsid="0003f59f" style:font-weight-asian="bold" style:font-weight-complex="bold"/>
    </style:style>
    <style:style style:name="T35" style:family="text">
      <style:text-properties fo:language="fr" fo:country="FR" fo:font-weight="bold" officeooo:rsid="0007d0a1" style:font-weight-asian="bold" style:font-weight-complex="bold"/>
    </style:style>
    <style:style style:name="T36" style:family="text">
      <style:text-properties fo:language="fr" fo:country="FR" fo:font-weight="bold" officeooo:rsid="0009670d" style:font-weight-asian="bold" style:font-weight-complex="bold"/>
    </style:style>
    <style:style style:name="T37" style:family="text">
      <style:text-properties fo:language="fr" fo:country="FR" officeooo:rsid="00044081"/>
    </style:style>
    <style:style style:name="T38" style:family="text">
      <style:text-properties fo:language="fr" fo:country="FR" officeooo:rsid="000bafba"/>
    </style:style>
    <style:style style:name="T39" style:family="text">
      <style:text-properties fo:language="fr" fo:country="FR" officeooo:rsid="0016049c"/>
    </style:style>
    <style:style style:name="T40" style:family="text">
      <style:text-properties fo:language="fr" fo:country="FR" officeooo:rsid="0006211b"/>
    </style:style>
    <style:style style:name="T41" style:family="text">
      <style:text-properties fo:language="fr" fo:country="FR" officeooo:rsid="0016055e"/>
    </style:style>
    <style:style style:name="T42" style:family="text">
      <style:text-properties fo:language="fr" fo:country="FR" officeooo:rsid="00177847"/>
    </style:style>
    <style:style style:name="T43" style:family="text">
      <style:text-properties fo:language="fr" fo:country="FR" fo:font-weight="normal" officeooo:rsid="00087009" style:font-weight-asian="normal" style:font-weight-complex="normal"/>
    </style:style>
    <style:style style:name="T44" style:family="text">
      <style:text-properties fo:language="fr" fo:country="FR" fo:font-weight="normal" officeooo:rsid="00044081" style:font-weight-asian="normal" style:font-weight-complex="normal"/>
    </style:style>
    <style:style style:name="T45" style:family="text">
      <style:text-properties fo:language="fr" fo:country="FR" fo:font-weight="normal" officeooo:rsid="005c5430" style:font-weight-asian="normal" style:font-weight-complex="normal"/>
    </style:style>
    <style:style style:name="T46" style:family="text">
      <style:text-properties fo:language="fr" fo:country="FR" fo:font-weight="normal" officeooo:rsid="0009670d" style:font-weight-asian="normal" style:font-weight-complex="normal"/>
    </style:style>
    <style:style style:name="T47" style:family="text">
      <style:text-properties officeooo:rsid="00198a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description « <text:span text:style-name="T1">Gérer</text:span><text:span text:style-name="T2"> </text:span><text:span text:style-name="T1">les</text:span><text:span text:style-name="T2"> </text:span><text:span text:style-name="T3">étudiants</text:span>» </text:p>
      <text:p text:style-name="P1"><text:span text:style-name="Police_20_par_20_défaut"><text:span text:style-name="T33">Nom de cas:</text:span></text:span><text:span text:style-name="T31"> Gérer</text:span><text:span text:style-name="T32"> les étudiants.</text:span></text:p>
      <text:p text:style-name="P2"><text:span text:style-name="Police_20_par_20_défaut"><text:span text:style-name="T33">Objectif:</text:span></text:span><text:span text:style-name="T31"> </text:span><text:span text:style-name="T42">D</text:span><text:span text:style-name="T37">onner a</text:span><text:span text:style-name="T31"> l'</text:span><text:span text:style-name="T38">administration la possibilité d’ajouter des étudiants, supprimer ou modifier</text:span><text:span text:style-name="T31"> un étudiant</text:span><text:span text:style-name="T39"> qui existe </text:span><text:span text:style-name="T31">déjà.<text:line-break/></text:span><text:span text:style-name="Police_20_par_20_défaut"><text:span text:style-name="T33">Acteur Principale :</text:span></text:span><text:span text:style-name="T31"> </text:span><text:span text:style-name="T38">Administration</text:span><text:span text:style-name="T31">.</text:span></text:p>
      <text:p text:style-name="P3"><text:span text:style-name="Police_20_par_20_défaut"><text:span text:style-name="T33">Acteur Secondaire: Étudiant</text:span></text:span><text:span text:style-name="T38"> .</text:span></text:p>
      <text:p text:style-name="P3"><text:span text:style-name="Police_20_par_20_défaut"><text:span text:style-name="T33">Version:</text:span></text:span><text:span text:style-name="T31"> 1.0.</text:span></text:p>
      <text:p text:style-name="P3"><text:span text:style-name="Police_20_par_20_défaut"><text:span text:style-name="T33">Date:</text:span></text:span><text:span text:style-name="T31"> </text:span><text:span text:style-name="T40">09</text:span><text:span text:style-name="T31">/0</text:span><text:span text:style-name="T40">3</text:span><text:span text:style-name="T31">/2020.</text:span></text:p>
      <text:p text:style-name="P5">Description des enchaînements:</text:p>
      <text:p text:style-name="P5"><text:tab/>Pré conditions:</text:p>
      <text:p text:style-name="P6">- Authentification.</text:p>
      <text:p text:style-name="P5">Enchaînements:</text:p>
      <text:p text:style-name="P3"><text:span text:style-name="Police_20_par_20_défaut"><text:span text:style-name="T33">Séquencement Fonctionnel:</text:span></text:span></text:p>
      <text:p text:style-name="P18"><text:tab/>Séquencement Nominal:</text:p>
      <text:p text:style-name="P7"><text:span text:style-name="T5">1.</text:span><text:span text:style-name="T11">Lancer l’application web .</text:span></text:p>
      <text:p text:style-name="P8"><text:span text:style-name="T5">2.</text:span><text:span text:style-name="T12">Le site affiche la page de la connexion .</text:span></text:p>
      <text:p text:style-name="P9"><text:span text:style-name="T5">3.</text:span>Choisissez le type de traitement <text:span text:style-name="T9">de l’étudiant </text:span>.</text:p>
      <text:p text:style-name="P8"><text:span text:style-name="T5">4.</text:span>Traiter l’opération<text:span text:style-name="T26"> choisie.</text:span></text:p>
      <text:p text:style-name="P10"><text:span text:style-name="T4">5.</text:span>Message <text:span text:style-name="T8">de validation</text:span> .</text:p>
      <text:p text:style-name="P14"><text:tab/>Séquencement Alternatif:</text:p>
      <text:p text:style-name="P15">A<text:span text:style-name="T27">1</text:span>.<text:span text:style-name="T12">Si le choix est ajouter </text:span><text:span text:style-name="T13">un enseignan</text:span><text:span text:style-name="T14">t</text:span><text:span text:style-name="T12"> </text:span><text:span text:style-name="T15">le</text:span><text:span text:style-name="T12"> comportement</text:span><text:span text:style-name="T15"> est le suivant </text:span><text:span text:style-name="T12">:</text:span></text:p>
      <text:p text:style-name="P15"><text:span text:style-name="T16"><text:tab/></text:span>A<text:span text:style-name="T27">1</text:span>.<text:span text:style-name="T28">1. </text:span><text:span text:style-name="T16">Remplir les informations de l’enseignant (nom, prénom …) .</text:span></text:p>
      <text:p text:style-name="P15"><text:span text:style-name="T15"><text:tab/></text:span>A<text:span text:style-name="T27">1</text:span>.<text:span text:style-name="T28">2. </text:span><text:span text:style-name="T17">L</text:span><text:span text:style-name="T18">e système vérifie la validation des information fournis .</text:span></text:p>
      <text:p text:style-name="P15">A<text:span text:style-name="T27">2</text:span>. <text:span text:style-name="T12">Si le choix est modifie </text:span><text:span text:style-name="T13">le </text:span><text:span text:style-name="T12">parcours </text:span><text:span text:style-name="T13">est le suivant :</text:span></text:p>
      <text:p text:style-name="P15"><text:tab/>A<text:span text:style-name="T27">2</text:span>.<text:span text:style-name="T28">1. </text:span><text:span text:style-name="T19">L</text:span><text:span text:style-name="T13">e système</text:span><text:span text:style-name="T12"> affiche</text:span><text:span text:style-name="T20"> la liste des </text:span><text:span text:style-name="T21">enseignants</text:span><text:span text:style-name="T12">.</text:span></text:p>
      <text:p text:style-name="P17"><text:span text:style-name="T43"><text:tab/></text:span><text:span text:style-name="T34">A</text:span><text:span text:style-name="T35">2</text:span><text:span text:style-name="T34">.</text:span><text:span text:style-name="T36">2. </text:span><text:span text:style-name="T31">L’administrateur</text:span><text:span text:style-name="T43"> </text:span><text:span text:style-name="T44">choisissez l’</text:span><text:span text:style-name="T45">enseignant </text:span><text:span text:style-name="T46">qui souhaite modifie</text:span><text:span text:style-name="T45">.</text:span></text:p>
      <text:p text:style-name="P15"><text:span text:style-name="T21"><text:tab/></text:span>A<text:span text:style-name="T27">2</text:span>.<text:span text:style-name="T28">3. </text:span><text:span text:style-name="T19">R</text:span><text:span text:style-name="T22">emplissez les champs à modifier.</text:span></text:p>
      <text:p text:style-name="P15"><text:span text:style-name="T22"><text:tab/></text:span>A<text:span text:style-name="T27">2</text:span>.<text:span text:style-name="T28">4. </text:span><text:span text:style-name="T25">L</text:span><text:span text:style-name="T12">a modification par la fin.</text:span></text:p>
      <text:p text:style-name="P16"><text:span text:style-name="T5">A</text:span><text:span text:style-name="T6">3</text:span><text:span text:style-name="T5">. </text:span><text:span text:style-name="T15">Si le choix est supprimer les étapes </text:span><text:span text:style-name="T13">sont les </text:span><text:span text:style-name="T15">suivantes :</text:span></text:p>
      <text:p text:style-name="P16"><text:span text:style-name="T15"><text:tab/></text:span><text:span text:style-name="T5">A</text:span><text:span text:style-name="T6">3</text:span><text:span text:style-name="T5">.</text:span><text:span text:style-name="T7">1.</text:span><text:span text:style-name="T5"> </text:span><text:span text:style-name="T15">Le système affiche</text:span><text:span text:style-name="T20"> la liste des </text:span><text:span text:style-name="T23">enseignants</text:span><text:span text:style-name="T20"> .</text:span></text:p>
      <text:p text:style-name="P16"><text:span text:style-name="T20"><text:tab/></text:span><text:span text:style-name="T5">A</text:span><text:span text:style-name="T6">3</text:span><text:span text:style-name="T5">.</text:span><text:span text:style-name="T7">2.</text:span><text:span text:style-name="T5"> </text:span><text:span text:style-name="T19">L</text:span><text:span text:style-name="T13">’administrateur </text:span><text:span text:style-name="T15">c</text:span>hoisissez l’<text:span text:style-name="T29">enseignant</text:span> qu'il souhaite <text:span text:style-name="T30">supprimer.</text:span></text:p>
      <text:p text:style-name="P16"><text:span text:style-name="T30"><text:tab/></text:span><text:span text:style-name="T5">A</text:span><text:span text:style-name="T6">3</text:span><text:span text:style-name="T5">.</text:span><text:span text:style-name="T7">3.</text:span><text:span text:style-name="T30"> C</text:span><text:span text:style-name="T15">onfirme</text:span><text:span text:style-name="T23">r</text:span><text:span text:style-name="T15"> la suppression d</text:span><text:span text:style-name="T24">e l’enseignant</text:span><text:span text:style-name="T15"> .</text:span></text:p>
      <text:p text:style-name="P19">Séquencement Exceptionnel:</text:p>
      <text:p text:style-name="P4"><text:span text:style-name="T31">- Si les information de l’enseignant ne sont pas correcte , par exemple le nom et le prénom qui contient des caractère spéciaux ,ou bien la forme de <text:s/>émail qui est différent de celle la <text:s/>x@y.z <text:s/>, nous générons un message d'erreur. (</text:span><text:span text:style-name="T41">4</text:span><text:span text:style-name="T31">).</text:span></text:p>
      <text:p text:style-name="P11">- <text:span text:style-name="T10">Si l’enseignant n’es pas compatible , nous </text:span>générons un message d'erreur <text:span text:style-name="T27">(4)</text:span>.<text:span text:style-name="T10"> </text:span></text:p>
      <text:p text:style-name="P12"><text:span text:style-name="T4">- </text:span>En cas ou <text:span text:style-name="T27">le traitement d’une opération n’est pas valide</text:span> on actualise la page et <text:span text:style-name="T27">on </text:span><text:s/>retourne l’<text:span text:style-name="T27">administrateur </text:span>a la page d’accueil <text:span text:style-name="T27">avec un message explication</text:span>.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6:08:19.527606303</meta:creation-date>
    <dc:date>2020-06-10T20:10:29.630734602</dc:date>
    <meta:editing-duration>PT15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76" meta:character-count="1813" meta:non-whitespace-character-count="1553"/>
  </office:meta>
</office:document-meta>
</file>